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22021"/>
    </style:style>
    <style:style style:name="P5" style:family="paragraph" style:parent-style-name="Exalted">
      <style:text-properties officeooo:paragraph-rsid="00130601"/>
    </style:style>
    <style:style style:name="P6" style:family="paragraph" style:parent-style-name="Exalted">
      <style:text-properties officeooo:paragraph-rsid="001d23d3"/>
    </style:style>
    <style:style style:name="P7" style:family="paragraph" style:parent-style-name="Heading_20_2">
      <style:paragraph-properties fo:break-before="column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10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11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P12" style:family="paragraph" style:parent-style-name="Heading_20_10">
      <style:paragraph-properties fo:break-before="column"/>
    </style:style>
    <style:style style:name="P13" style:family="paragraph" style:parent-style-name="Heading_20_10">
      <style:paragraph-properties fo:break-before="colum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fo:font-weight="bold" officeooo:rsid="0036275c" style:font-weight-asian="bold"/>
    </style:style>
    <style:style style:name="T4" style:family="text">
      <style:text-properties officeooo:rsid="0005e7c5"/>
    </style:style>
    <style:style style:name="T5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1306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2a3ea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3" style:family="text">
      <style:text-properties officeooo:rsid="000a081d"/>
    </style:style>
    <style:style style:name="T24" style:family="text">
      <style:text-properties officeooo:rsid="000b92e8"/>
    </style:style>
    <style:style style:name="T25" style:family="text">
      <style:text-properties officeooo:rsid="000c6e11"/>
    </style:style>
    <style:style style:name="T26" style:family="text">
      <style:text-properties fo:font-weight="normal" officeooo:rsid="000c6e11" style:font-weight-asian="normal" style:font-weight-complex="normal"/>
    </style:style>
    <style:style style:name="T27" style:family="text">
      <style:text-properties fo:font-weight="normal" officeooo:rsid="0032f9bc" style:font-weight-asian="normal" style:font-weight-complex="normal"/>
    </style:style>
    <style:style style:name="T28" style:family="text">
      <style:text-properties officeooo:rsid="00114217"/>
    </style:style>
    <style:style style:name="T29" style:family="text">
      <style:text-properties officeooo:rsid="00122021"/>
    </style:style>
    <style:style style:name="T30" style:family="text">
      <style:text-properties officeooo:rsid="00178c56"/>
    </style:style>
    <style:style style:name="T31" style:family="text">
      <style:text-properties officeooo:rsid="002a3eae"/>
    </style:style>
    <style:style style:name="T32" style:family="text">
      <style:text-properties officeooo:rsid="002de2a9"/>
    </style:style>
    <style:style style:name="T33" style:family="text">
      <style:text-properties officeooo:rsid="002f4bd6"/>
    </style:style>
    <style:style style:name="T34" style:family="text">
      <style:text-properties officeooo:rsid="003287ec"/>
    </style:style>
    <style:style style:name="T35" style:family="text">
      <style:text-properties officeooo:rsid="003d3ac5"/>
    </style:style>
    <style:style style:name="T36" style:family="text">
      <style:text-properties officeooo:rsid="003f08c1"/>
    </style:style>
    <style:style style:name="T37" style:family="text">
      <style:text-properties officeooo:rsid="003f35b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7" text:outline-level="2">Global</text:h>
        <text:h text:style-name="P9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8" text:outline-level="2">Archery</text:h>
        <text:h text:style-name="Heading_20_3" text:outline-level="3">Flashing Vengeance Draw<text:tab/></text:h>
        <text:p text:style-name="Exalted"><text:span text:style-name="T1">Cost: </text:span><text:span text:style-name="T3">4</text:span>m, <text:span text:style-name="T4">1</text:span>i <text:line-break/><text:span text:style-name="T1">Type: </text:span>Reflexive<text:line-break/><text:span text:style-name="T1">Mins: <text:s/></text:span>Archery 1</text:p>
        <text:p text:style-name="Exalted">After the Initiative Order has been decided, but before the first Action, the Archer may make an immediate <text:span text:style-name="T5">Maneuver.</text:span></text:p>
        <text:h text:style-name="P9" text:outline-level="3">Dragonfly Finds Mate</text:h>
        <text:p text:style-name="Exalted"><text:span text:style-name="T1">Cost: </text:span>2m<text:line-break/><text:span text:style-name="T1">Type: </text:span>Reflexive<text:line-break/><text:span text:style-name="T1">Mins: </text:span><text:s/>Archery 2</text:p>
        <text:p text:style-name="Exalted">Against an attack that uses a projectile (such as Archery or Thrown), the Exalt may <text:span text:style-name="T14">define their </text:span>DV <text:span text:style-name="T31">as </text:span>(Dexterity + Archery)/2. This may be used to Defend Others <text:s/>who are within Medium Range of the Archer.</text:p>
        <text:h text:style-name="P9" text:outline-level="3">Forceful Arrow<text:tab/></text:h>
        <text:p text:style-name="Exalted"><text:span text:style-name="T1">Cost: </text:span>3m<text:line-break/><text:span text:style-name="T1">Type: </text:span>Supplemental<text:line-break/><text:span text:style-name="T1">Mins: </text:span><text:s/>Archery 2</text:p>
        <text:p text:style-name="Exalted"><text:span text:style-name="T6">On </text:span><text:span text:style-name="T17">a successful </text:span><text:span text:style-name="T16">h</text:span><text:span text:style-name="T15">it,</text:span> the target <text:span text:style-name="T24">is</text:span> knocked back one Range Band from the Archer.</text:p>
        <text:p text:style-name="Exalted">Alternatively, the Exalt may choose to knock themselves backwards <text:span text:style-name="T23">from their target </text:span>one Range Band.</text:p>
        <text:h text:style-name="P9" text:outline-level="3">Arrow Storm Technique</text:h>
        <text:p text:style-name="Exalted"><text:span text:style-name="T1">Cost: </text:span><text:span text:style-name="T26">3</text:span>m, <text:span text:style-name="T25">1</text:span>i<text:line-break/><text:span text:style-name="T1">Type: </text:span>Supplemental (Attack)<text:line-break/><text:span text:style-name="T1">Mins: </text:span>Archery 3</text:p>
        <text:p text:style-name="Exalted">The Exalt buries an area with a flurry of <text:s/>arrows, <text:span text:style-name="T28">making sure that at least one will hit. Their attack targets Soak instead of DV.</text:span></text:p>
        <text:p text:style-name="Exalted"><text:span text:style-name="T1">Upgrade</text:span>: At Essence 4, this charm adds +3 dice to <text:span text:style-name="T32">Accuracy</text:span>.</text:p>
        <text:h text:style-name="P9" text:outline-level="3">Flying Anchor</text:h>
        <text:p text:style-name="Exalted"><text:span text:style-name="T1">Cost: </text:span><text:span text:style-name="T27">3</text:span>m<text:line-break/><text:span text:style-name="T1">Type: </text:span><text:span text:style-name="T7">Supplemental</text:span><text:line-break/><text:span text:style-name="T1">Mins: </text:span>Archery 3</text:p>
        <text:p text:style-name="P4"><text:span text:style-name="T29">On </text:span><text:span text:style-name="T34">H</text:span><text:span text:style-name="T33">it,</text:span><text:span text:style-name="T7"> the target becomes pinned, </text:span><text:span text:style-name="T8">unable to move from their location for one Round.</text:span></text:p>
        <text:h text:style-name="P12" text:outline-level="10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9">They may now attack at Long Range, and at Melee Range for no penalty.</text:span></text:p>
        <text:p text:style-name="Exalted"/>
        <text:h text:style-name="P8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even laundry lines.</text:p>
        <text:h text:style-name="P9" text:outline-level="3">Soaring Leap</text:h>
        <text:p text:style-name="Exalted"><text:span text:style-name="T1">Cost: </text:span>3m<text:line-break/><text:span text:style-name="T1">Type: </text:span>Reflexive<text:line-break/><text:span text:style-name="T1">Mins: </text:span>Athletics 2</text:p>
        <text:p text:style-name="Exalted">The Exalt increases their leaping distance, allowing them to cross chasms and scale buildings. They may effortlessly leap 6 meters in one bound, and do not take fall damage from such leaps.</text:p>
        <text:h text:style-name="P9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5">In combat, this may supplement a Move Action, letting the character <text:span text:style-name="T10">Dash with no Impulse cost</text:span>.</text:p>
        <text:p text:style-name="Exalted"/>
        <text:h text:style-name="P12" text:outline-level="10">Greater <text:s/>Charms</text:h>
        <text:h text:style-name="P9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8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<text:span text:style-name="T12">n Initiati</text:span><text:span text:style-name="T13">v</text:span><text:span text:style-name="T12">e</text:span>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11">never suffers from the ill effects of an Ambush Round.</text:span></text:p>
        <text:p text:style-name="Exalted"/>
        <text:h text:style-name="P12" text:outline-level="10">Greater <text:s/>Charms</text:h>
        <text:h text:style-name="Heading_20_3" text:outline-level="3">Sense-Destroying Method</text:h>
        <text:p text:style-name="P6"><text:span text:style-name="T1">Cost: </text:span>6m<text:line-break/><text:span text:style-name="T1">Type: </text:span><text:span text:style-name="T22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8" text:outline-level="2">Brawl</text:h>
        <text:h text:style-name="Heading_20_3" text:outline-level="3">Ox-Stunning Blow</text:h>
        <text:p text:style-name="Exalted"><text:span text:style-name="T1">Cost:</text:span> <text:span text:style-name="T30">3</text:span>m<text:line-break/><text:span text:style-name="T1">Type: </text:span>Supplemental<text:line-break/><text:span text:style-name="T1">Mins</text:span>: Brawl 1</text:p>
        <text:p text:style-name="Exalted"><text:span text:style-name="T18">On </text:span><text:span text:style-name="T19">Hit</text:span>, remove (Essence) Impulse from the target(s)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<text:span text:style-name="T20">On Feats of Strength,</text:span> add 2x(Essence) dice.</text:p>
        <text:p text:style-name="Exalted"><text:span text:style-name="T36">Decisive Strikes</text:span><text:span text:style-name="T35"> a</text:span>gainst animate beings (such as Earth elementals and golems), add (Essence) dice to <text:span text:style-name="T37">Accuracy.</text:span></text:p>
        <text:h text:style-name="P13" text:outline-level="10">Greater Charms</text:h>
        <text:h text:style-name="P8" text:outline-level="2">Craft</text:h>
        <text:h text:style-name="Heading_20_3" text:outline-level="3">Durability-Enhancing Technique</text:h>
        <text:p text:style-name="P6"><text:span text:style-name="T1">Cost: </text:span>2m<text:line-break/><text:span text:style-name="T1">Type: </text:span><text:span text:style-name="T22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The object is not considered “mundane,” <text:s/>and <text:s/>increases the difficulty to break or otherwise destroy <text:s/>it by (Essence).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22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(If this current object they are studying is in fact a forgery, the difficulty to recognize this fact is lowered by 1).</text:p>
        <text:h text:style-name="Heading_20_3" text:outline-level="3">Mark of the Maker</text:h>
        <text:p text:style-name="P6"><text:span text:style-name="T1">Cost: </text:span>3m<text:line-break/><text:span text:style-name="T1">Type: </text:span><text:span text:style-name="T22">Simple</text:span><text:line-break/><text:span text:style-name="T1">Mins: </text:span>Craft 2</text:p>
        <text:p text:style-name="Exalted">Glean immediate insight into the original purpose, material makeup, age, and other such information while studying an object.</text:p>
        <text:h text:style-name="P12" text:outline-level="10">Greater Charms</text:h>
        <text:h text:style-name="Heading_20_3" text:outline-level="3">Timely Prototype</text:h>
        <text:p text:style-name="P6"><text:span text:style-name="T1">Cost: </text:span>5m<text:line-break/><text:span text:style-name="T1">Type: </text:span><text:span text:style-name="T22">Simple</text:span><text:line-break/><text:span text:style-name="T1">Mins: </text:span>Craft 4</text:p>
        <text:p text:style-name="Exalted">On activation of this charm, the Exalt may immediately finish a Craft Project they have in the works. <text:s/>They must still roll the Obstruction Rolls. However, instead of developing an Oddity, Problem, or Major Problem, it will take the form of a Minor, Moderate, or Major Drawback, respectively.</text:p>
        <text:p text:style-name="Exalted"><text:span text:style-name="T1">Permanent Effect:</text:span> On purchasing this charm, and at the start of each story, the Exalt gains an additional +15 RES, to be used only for Craft Projects.</text:p>
        <text:p text:style-name="Exalted"/>
        <text:p text:style-name="Exalted"/>
        <text:p text:style-name="Exalted"/>
        <text:h text:style-name="P8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10">For non-mundane walls, they may add +(Essence) to <text:span text:style-name="T21">this Feat of Strength.</text:span></text:p>
        <text:h text:style-name="P12" text:outline-level="10">Greater Charms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1T08:39:45.278000000</dc:date>
    <meta:editing-cycles>99</meta:editing-cycles>
    <meta:editing-duration>PT4H22M55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7" meta:paragraph-count="101" meta:word-count="1151" meta:character-count="6901" meta:non-whitespace-character-count="5833"/>
  </office:meta>
</office:document-meta>
</file>